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5.04pt"/>
    </style:style>
    <style:style style:name="co2" style:family="table-column">
      <style:table-column-properties fo:break-before="auto" style:column-width="211.1pt"/>
    </style:style>
    <style:style style:name="co3" style:family="table-column">
      <style:table-column-properties fo:break-before="auto" style:column-width="365.05pt"/>
    </style:style>
    <style:style style:name="co4" style:family="table-column">
      <style:table-column-properties fo:break-before="auto" style:column-width="126.9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econd_5f_samp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cond_s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ile </text:p>
          </table:table-cell>
          <table:table-cell table:style-name="ce6" office:value-type="string" calcext:value-type="string">
            <text:p>text_A</text:p>
          </table:table-cell>
          <table:table-cell table:style-name="ce6" office:value-type="string" calcext:value-type="string">
            <text:p>text_B</text:p>
          </table:table-cell>
          <table:table-cell table:style-name="ce1" office:value-type="string" calcext:value-type="string">
            <text:p>Question_1</text:p>
          </table:table-cell>
          <table:table-cell table:style-name="ce1" office:value-type="string" calcext:value-type="string">
            <text:p>Question_2</text:p>
          </table:table-cell>
          <table:table-cell table:style-name="ce1" office:value-type="string" calcext:value-type="string">
            <text:p>Reason_no_question</text:p>
          </table:table-cell>
          <table:table-cell table:style-name="ce15" table:number-columns-repeated="17"/>
          <table:table-cell table:number-columns-repeated="1001"/>
        </table:table-row>
        <table:table-row table:style-name="ro1">
          <table:table-cell table:style-name="ce2" office:value-type="string" calcext:value-type="string">
            <text:p>Get_a_Quality_Girlfriend.txt</text:p>
          </table:table-cell>
          <table:table-cell table:style-name="ce7" office:value-type="string" calcext:value-type="string">
            <text:p>WHat woman does not like fit , energetic , happy <text:span text:style-name="T1">guys </text:span>?</text:p>
          </table:table-cell>
          <table:table-cell table:style-name="ce7" office:value-type="string" calcext:value-type="string">
            <text:p>What woman does not like fit , energetic , happy <text:span text:style-name="T1">men</text:span> ?</text:p>
          </table:table-cell>
          <table:table-cell table:style-name="ce2"/>
          <table:table-cell table:style-name="ce14" table:number-columns-repeated="19"/>
          <table:table-cell table:number-columns-repeated="1001"/>
        </table:table-row>
        <table:table-row table:style-name="ro1">
          <table:table-cell table:style-name="ce3" office:value-type="string" calcext:value-type="string">
            <text:p>Create_a_C_Program_That_Tells_if_a_Number_Is_Even_or_Odd.txt </text:p>
          </table:table-cell>
          <table:table-cell table:style-name="ce8" office:value-type="string" calcext:value-type="string">
            <text:p>In the bracket type int number ; this is a type integer .</text:p>
          </table:table-cell>
          <table:table-cell table:style-name="ce11" office:value-type="string" calcext:value-type="string">
            <text:p>In the braket type in int number ; this is a type intege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vest_Hemp.txt </text:p>
          </table:table-cell>
          <table:table-cell table:style-name="ce9" office:value-type="string" calcext:value-type="string">
            <text:p>Hold the top of the stem with your hands and slice through the top of the stems with your sickle .</text:p>
          </table:table-cell>
          <table:table-cell table:style-name="ce9" office:value-type="string" calcext:value-type="string">
            <text:p>Hold the top of the stem with your hands and slice through <text:span text:style-name="T1">it</text:span> with your sickle </text:p>
            <text:p><text:span text:style-name="T1">just below the lowest seed husk .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ign_a_Bedroom_for_Teens.txt </text:p>
          </table:table-cell>
          <table:table-cell table:style-name="ce9" office:value-type="string" calcext:value-type="string">
            <text:p>You can then use that information to get merchandise off well-known websites like eBay , Craigslist , or Amazon .</text:p>
          </table:table-cell>
          <table:table-cell table:style-name="ce9" office:value-type="string" calcext:value-type="string">
            <text:p>You can then use that information to get merchandise off well-known websites</text:p>
            <text:p> like eBay , Craigslist , and Amazo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oose_the_Perfect_Light_Bulb_for_Your_Lighting_Fixture.txt </text:p>
          </table:table-cell>
          <table:table-cell table:style-name="ce9" office:value-type="string" calcext:value-type="string">
            <text:p>HMI – Single Ended Quartz Arc Tube</text:p>
          </table:table-cell>
          <table:table-cell table:style-name="ce9" office:value-type="string" calcext:value-type="string">
            <text:p>HMI – Single Ended Quartz Arc Tube * * Infrared Energy Efficient Products </text:p>
            <text:p>( IRC , HIR 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a_Pringles_Can_Macro_Diffuser.txt </text:p>
          </table:table-cell>
          <table:table-cell table:style-name="ce9" office:value-type="string" calcext:value-type="string">
            <text:p>There are other chips that come in a can , just make sure it is reflective inside and fairly similar to the Pringles version .</text:p>
          </table:table-cell>
          <table:table-cell table:style-name="ce9" office:value-type="string" calcext:value-type="string">
            <text:p><text:span text:style-name="T1">If you want to use other chip brands that come in a can </text:span>, just make sure it is </text:p>
            <text:p>reflective inside and fairly similar to the Pringles versio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learn_Listening_to_Your_Spouse.txt </text:p>
          </table:table-cell>
          <table:table-cell table:style-name="ce9" office:value-type="string" calcext:value-type="string">
            <text:p>Remember that respect is the most important thing in a relationship .</text:p>
          </table:table-cell>
          <table:table-cell table:style-name="ce9" office:value-type="string" calcext:value-type="string">
            <text:p>Remember that respect is the most important thing in a relationship <text:span text:style-name="T1">and </text:span></text:p>
            <text:p><text:span text:style-name="T1">that listening forms a large part of respect .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ck_a_Lock_with_a_Soda_Can.txt </text:p>
          </table:table-cell>
          <table:table-cell table:style-name="ce9" office:value-type="string" calcext:value-type="string">
            <text:p>Push <text:span text:style-name="T1">it</text:span> down and then pull the lock up .</text:p>
          </table:table-cell>
          <table:table-cell table:style-name="ce9" office:value-type="string" calcext:value-type="string">
            <text:p>Push <text:span text:style-name="T1">the shim </text:span>down and then pull the lock u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ndle_an_Aggressive_Autistic_Child.txt </text:p>
          </table:table-cell>
          <table:table-cell table:style-name="ce9" office:value-type="string" calcext:value-type="string">
            <text:p>Mistreatment : Abuse , adults being mean or punitive , adults stopping them from stimming , adults punishing them for autistic behavior or training them to act non-autistic ( e.g. in some forms of ABA )</text:p>
          </table:table-cell>
          <table:table-cell table:style-name="ce9" office:value-type="string" calcext:value-type="string">
            <text:p>Mistreatment : Abuse , people being mean or punitive , people punishing </text:p>
            <text:p>them for autistic behavior or training them to act non-autistic</text:p>
            <text:p> ( e.g. in some forms of ABA 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a_Paper_Rocket.txt </text:p>
          </table:table-cell>
          <table:table-cell table:style-name="ce9" office:value-type="string" calcext:value-type="string">
            <text:p>To draw a triangle , all you have to do is draw a 2 inch vertical with your ruler , and then a 1 inch horizontal line from it 's base , and connect the opposite ends with a diagonal line .</text:p>
          </table:table-cell>
          <table:table-cell table:style-name="ce9" office:value-type="string" calcext:value-type="string">
            <text:p>To draw a triangle , all you have to do is draw a 2 inch vertical with your ruler , </text:p>
            <text:p>and then a 1-inch horizontal line from its base , and connect the opposite </text:p>
            <text:p>ends with a diagonal lin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set_an_Heirloom_Stone.txt </text:p>
          </table:table-cell>
          <table:table-cell table:style-name="ce9" office:value-type="string" calcext:value-type="string">
            <text:p>Gemstones should not be able to move when they sit in a ring , so it better to be safe than sorry - especially when dealing with heirlooms and wedding jewelry .</text:p>
          </table:table-cell>
          <table:table-cell table:style-name="ce9" office:value-type="string" calcext:value-type="string">
            <text:p>No matter the reason , gemstones should not be able to move when they sit</text:p>
            <text:p> in a ring , so it better to be safe than sorry - especially when dealing </text:p>
            <text:p>with heirlooms and wedding jewelry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y_Awake_at_Night.txt</text:p>
          </table:table-cell>
          <table:table-cell table:style-name="ce9" office:value-type="string" calcext:value-type="string">
            <text:p>Take a nap beforehand .</text:p>
          </table:table-cell>
          <table:table-cell table:style-name="ce9" office:value-type="string" calcext:value-type="string">
            <text:p>Take a nap beforehand if possibl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lebrate_Christmas_in_Spain.txt</text:p>
          </table:table-cell>
          <table:table-cell table:style-name="ce9" office:value-type="string" calcext:value-type="string">
            <text:p>Attend the Copa Nadal if you 're in Barcelona .</text:p>
          </table:table-cell>
          <table:table-cell table:style-name="ce9" office:value-type="string" calcext:value-type="string">
            <text:p>Swim in the Copa Nadal if you 're in Barcelona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rganize_Pokémon_Cards.txt</text:p>
          </table:table-cell>
          <table:table-cell table:style-name="ce9" office:value-type="string" calcext:value-type="string">
            <text:p>Just find out what order your sets came out in ( Base , Jungle , Fossil .. ) and then order all of the cards by their set number .</text:p>
          </table:table-cell>
          <table:table-cell table:style-name="ce9" office:value-type="string" calcext:value-type="string">
            <text:p>Just find out what order your sets came out in ( Base , Jungle , Fossil . 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en_WMV_Files_on_a_Mac.txt </text:p>
          </table:table-cell>
          <table:table-cell table:style-name="ce9" office:value-type="string" calcext:value-type="string">
            <text:p>If it is not installed , click here to download it .</text:p>
          </table:table-cell>
          <table:table-cell table:style-name="ce9" office:value-type="string" calcext:value-type="string">
            <text:p>If it is not installed , click here to buy i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Your_Guy_Friend_Want_to_Date_You.txt </text:p>
          </table:table-cell>
          <table:table-cell table:style-name="ce9" office:value-type="string" calcext:value-type="string">
            <text:p>Try asking indirectly at first .</text:p>
          </table:table-cell>
          <table:table-cell table:style-name="ce9" office:value-type="string" calcext:value-type="string">
            <text:p>Try asking him on a date indirectly at firs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vest_a_Coconut.txt </text:p>
          </table:table-cell>
          <table:table-cell table:style-name="ce9" office:value-type="string" calcext:value-type="string">
            <text:p>Either way , take your time and be extremely careful .</text:p>
          </table:table-cell>
          <table:table-cell table:style-name="ce9" office:value-type="string" calcext:value-type="string">
            <text:p>Take your time and be extremely careful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Popcorn_Waffles.txt</text:p>
          </table:table-cell>
          <table:table-cell table:style-name="ce9" office:value-type="string" calcext:value-type="string">
            <text:p>The reason why this done is to help bring the oil at a correct temperature .</text:p>
          </table:table-cell>
          <table:table-cell table:style-name="ce9" office:value-type="string" calcext:value-type="string">
            <text:p>The reason why this is done is to help bring the oil at a correct temperatur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_Leg_Lifts.txt</text:p>
          </table:table-cell>
          <table:table-cell table:style-name="ce9" office:value-type="string" calcext:value-type="string">
            <text:p>How to Do a Girl Push Up</text:p>
          </table:table-cell>
          <table:table-cell table:style-name="ce9" office:value-type="string" calcext:value-type="string">
            <text:p>How to Do a Modified ( Abridged ) Push U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eat_Valley_Fever.txt</text:p>
          </table:table-cell>
          <table:table-cell table:style-name="ce9" office:value-type="string" calcext:value-type="string">
            <text:p>Recognize those at high risk .</text:p>
          </table:table-cell>
          <table:table-cell table:style-name="ce9" office:value-type="string" calcext:value-type="string">
            <text:p>Recognize those at high risk for a severe case of valley feve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le_for_Unemployment_in_Oklahoma.txt</text:p>
          </table:table-cell>
          <table:table-cell table:style-name="ce9" office:value-type="string" calcext:value-type="string">
            <text:p>Make sure that you have hard copies of your documents , as you may be required to present them during the filing process .</text:p>
          </table:table-cell>
          <table:table-cell table:style-name="ce9" office:value-type="string" calcext:value-type="string">
            <text:p>You may be required to present them during the filing proces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d_an_RSS_Feed_to_Twitter.txt</text:p>
          </table:table-cell>
          <table:table-cell table:style-name="ce9" office:value-type="string" calcext:value-type="string">
            <text:p>" Twitter will then direct you back to Twitter Feed with a green bar at the top of the page that reads , " Twitter auth successful . "</text:p>
          </table:table-cell>
          <table:table-cell table:style-name="ce9" office:value-type="string" calcext:value-type="string">
            <text:p>" Twitter will then direct you back to Twitter Feed with a green </text:p>
            <text:p>bar at the top of the page that reads , " Twitter authentication successful . "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stall,_Configure,_and_Test_Certificate_Services_in_a_Windows_Server_2012_R2_Domain.txt</text:p>
          </table:table-cell>
          <table:table-cell table:style-name="ce9" office:value-type="string" calcext:value-type="string">
            <text:p>Verify Windows Server 2012 R2 IP address , subnet mask , and DNS 172.16.150.10 , 255.255.255.0 , 172.16.150.10 .</text:p>
          </table:table-cell>
          <table:table-cell table:style-name="ce9" office:value-type="string" calcext:value-type="string">
            <text:p>Verify Windows 7 IP address , subnet mask , and Primary </text:p>
            <text:p>DNS 172.16.150.15 , 255.255.255.0 , 172.16.150.10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ak_Your_iPod_Into_PE.txt</text:p>
          </table:table-cell>
          <table:table-cell table:style-name="ce9" office:value-type="string" calcext:value-type="string">
            <text:p>you might get in trouble</text:p>
          </table:table-cell>
          <table:table-cell table:style-name="ce9" office:value-type="string" calcext:value-type="string">
            <text:p>You may get in troubl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re_for_Baby_Goats.txt</text:p>
          </table:table-cell>
          <table:table-cell table:style-name="ce9" office:value-type="string" calcext:value-type="string">
            <text:p>But do n't forget to add three spoons of corn syrup to each gallon .</text:p>
          </table:table-cell>
          <table:table-cell table:style-name="ce9" office:value-type="string" calcext:value-type="string">
            <text:p>However , per gallon of cow milk , remember to add three spoons of corn syru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ove_Sharpie_Marks_from_Finished_Wood_Surfaces.txt</text:p>
          </table:table-cell>
          <table:table-cell table:style-name="ce9" office:value-type="string" calcext:value-type="string">
            <text:p>The balloons deflated overnight on the table and the sharpie ink transferred off the balloons onto the table and soaked in .</text:p>
          </table:table-cell>
          <table:table-cell table:style-name="ce9" office:value-type="string" calcext:value-type="string">
            <text:p>Some balloons colored with sharpies deflated overnight on our finished kitchen</text:p>
            <text:p> table and the sharpie ink transferred off the balloons onto the table and soaked i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store_Cast_Iron_Pans.txt</text:p>
          </table:table-cell>
          <table:table-cell table:style-name="ce9" office:value-type="string" calcext:value-type="string">
            <text:p>Never pour water over lye , which causes an intense reaction .</text:p>
          </table:table-cell>
          <table:table-cell table:style-name="ce9" office:value-type="string" calcext:value-type="string">
            <text:p>Never pour water over lye , which causes it to boil u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a_Seal.txt</text:p>
          </table:table-cell>
          <table:table-cell table:style-name="ce9" office:value-type="string" calcext:value-type="string">
            <text:p>d ) For better result , use wet sandpaper and grind with water .</text:p>
          </table:table-cell>
          <table:table-cell table:style-name="ce9" office:value-type="string" calcext:value-type="string">
            <text:p>For better result , use wet sandpaper and grind with wate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lit_and_Store_Your_Bath_Bombs.txt</text:p>
          </table:table-cell>
          <table:table-cell table:style-name="ce9" office:value-type="string" calcext:value-type="string">
            <text:p>You need only a flat-head screwdriver </text:p>
            <text:p>and a hammer to split your bath bombs .</text:p>
          </table:table-cell>
          <table:table-cell table:style-name="ce9" office:value-type="string" calcext:value-type="string">
            <text:p>Best of all , you only need only a flat-head screwdriver and a hammer </text:p>
            <text:p>to split them !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aw_All_of_the_Legendary_Pokémon.txt</text:p>
          </table:table-cell>
          <table:table-cell table:style-name="ce9" office:value-type="string" calcext:value-type="string">
            <text:p>Draw a sea if you want for the background .</text:p>
          </table:table-cell>
          <table:table-cell table:style-name="ce9" office:value-type="string" calcext:value-type="string">
            <text:p>Draw a place with a volcano if you want for the backgroun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"Dust"_Hair.txt</text:p>
          </table:table-cell>
          <table:table-cell table:style-name="ce9" office:value-type="string" calcext:value-type="string">
            <text:p>When you see a split end , then move on to Step Five .</text:p>
          </table:table-cell>
          <table:table-cell table:style-name="ce9" office:value-type="string" calcext:value-type="string">
            <text:p>When you see a split end , then move on to to the next ste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pdate_Your_Computer's_BIOS.txt</text:p>
          </table:table-cell>
          <table:table-cell table:style-name="ce9" office:value-type="string" calcext:value-type="string">
            <text:p>Any Fsizable fluctuatiASFASon or loSAf power FSAFwn or reset a PC when flashing the BIOS .</text:p>
          </table:table-cell>
          <table:table-cell table:style-name="ce9" office:value-type="string" calcext:value-type="string">
            <text:p>Therefore , never power down or reset a PC when flashing the BIOS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ill_Corn_on_the_Cob.txt</text:p>
          </table:table-cell>
          <table:table-cell table:style-name="ce8" office:value-type="string" calcext:value-type="string">
            <text:p>Preheat your barbecue grill to a medium high heat , about .</text:p>
          </table:table-cell>
          <table:table-cell table:style-name="ce11" office:value-type="string" calcext:value-type="string">
            <text:p>Preheat your grill to a medium-high heat , abou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row_a_Three_Fingered_Splitter.txt </text:p>
          </table:table-cell>
          <table:table-cell table:style-name="ce9" office:value-type="string" calcext:value-type="string">
            <text:p>First , grip the ball in horseshoe and make sure the horseshoe is up-side-down .</text:p>
          </table:table-cell>
          <table:table-cell table:style-name="ce9" office:value-type="string" calcext:value-type="string">
            <text:p>First , grip the baseball in horseshoe and make sure the horseshoe is up-side-dow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oid_Bad_Relationships.txt</text:p>
          </table:table-cell>
          <table:table-cell table:style-name="ce9" office:value-type="string" calcext:value-type="string">
            <text:p>This is not a healthy way to view a relationship , and is an excellent sign that the relationship needs to end .</text:p>
          </table:table-cell>
          <table:table-cell table:style-name="ce9" office:value-type="string" calcext:value-type="string">
            <text:p>This is not a healthy way to think , and is an excellent sign that the relationship</text:p>
            <text:p> needs to en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Peanut_Butter_and_Raspberry_Jam_Cupcakes.txt </text:p>
          </table:table-cell>
          <table:table-cell table:style-name="ce9" office:value-type="string" calcext:value-type="string">
            <text:p>Spray a cupcake tin with non-stick greasing spray or place cupcake cupcake cases into each section of the tray .</text:p>
          </table:table-cell>
          <table:table-cell table:style-name="ce9" office:value-type="string" calcext:value-type="string">
            <text:p>Spray a cupcake tin with non-stick greasing spray or place cupcake cases </text:p>
            <text:p>into each section of the tray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ve_a_Gay_Friend.txt</text:p>
          </table:table-cell>
          <table:table-cell table:style-name="ce9" office:value-type="string" calcext:value-type="string">
            <text:p>He or she has enough to deal with already .</text:p>
          </table:table-cell>
          <table:table-cell table:style-name="ce9" office:value-type="string" calcext:value-type="string">
            <text:p>He has enough to deal with already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duce_Concussion_Risk_for_Wrestlers.txt</text:p>
          </table:table-cell>
          <table:table-cell table:style-name="ce9" office:value-type="string" calcext:value-type="string">
            <text:p>Along with this , learn how to avoid getting hit in the head .</text:p>
          </table:table-cell>
          <table:table-cell table:style-name="ce9" office:value-type="string" calcext:value-type="string">
            <text:p>The wrestlers should learn how to avoid getting hit in the hea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_up_a_Gerbilarium.txt</text:p>
          </table:table-cell>
          <table:table-cell table:style-name="ce9" office:value-type="string" calcext:value-type="string">
            <text:p>Males can live together in groups of two , and females can live in groups of up to three or four .</text:p>
          </table:table-cell>
          <table:table-cell table:style-name="ce9" office:value-type="string" calcext:value-type="string">
            <text:p>Females can live together in groups of two , and males can live in groups of up to three or fou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st_a_Hotel_Slumber_Party.txt</text:p>
          </table:table-cell>
          <table:table-cell table:style-name="ce9" office:value-type="string" calcext:value-type="string">
            <text:p>) Choose your guests - Who do you want to invite ?</text:p>
          </table:table-cell>
          <table:table-cell table:style-name="ce9" office:value-type="string" calcext:value-type="string">
            <text:p>Who do you want to invite ?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ch_the_Draconids_Meteor_Shower.txt</text:p>
          </table:table-cell>
          <table:table-cell table:style-name="ce9" office:value-type="string" calcext:value-type="string">
            <text:p>Look north and search for seven stars that make up a bowl with a handle .</text:p>
          </table:table-cell>
          <table:table-cell table:style-name="ce9" office:value-type="string" calcext:value-type="string">
            <text:p>Look north and search for 7 stars that make up a bowl with a handl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ean_Your_Carpets.txt</text:p>
          </table:table-cell>
          <table:table-cell table:style-name="ce9" office:value-type="string" calcext:value-type="string">
            <text:p>vacuum your rug , once over is good enough , and start from a corner .</text:p>
          </table:table-cell>
          <table:table-cell table:style-name="ce9" office:value-type="string" calcext:value-type="string">
            <text:p>Once over is good enough , and start from a corne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ss_Like_Nicki_Minaj.txt</text:p>
          </table:table-cell>
          <table:table-cell table:style-name="ce9" office:value-type="string" calcext:value-type="string">
            <text:p>Although she occasionally has worn wavy hair , she is usually seen with stick straight hair .</text:p>
          </table:table-cell>
          <table:table-cell table:style-name="ce9" office:value-type="string" calcext:value-type="string">
            <text:p>Although she occasionally has worn wavy hair , Minaj is usually seen with </text:p>
            <text:p>stick straight hai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Juggling_Balls_from_Tennis_Balls.txt</text:p>
          </table:table-cell>
          <table:table-cell table:style-name="ce9" office:value-type="string" calcext:value-type="string">
            <text:p>Do not use a knife that will fold up as you try to puncture the rubber of the ball .</text:p>
          </table:table-cell>
          <table:table-cell table:style-name="ce9" office:value-type="string" calcext:value-type="string">
            <text:p>Do not use a folding knife when you try to puncture the rubber of the ball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ndle_Spiders.txt</text:p>
          </table:table-cell>
          <table:table-cell table:style-name="ce9" office:value-type="string" calcext:value-type="string">
            <text:p>When spider comes on your hand , be gentle .</text:p>
          </table:table-cell>
          <table:table-cell table:style-name="ce9" office:value-type="string" calcext:value-type="string">
            <text:p>When the spider goes on your hand , be gentl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vorce_in_Utah.txt</text:p>
          </table:table-cell>
          <table:table-cell table:style-name="ce9" office:value-type="string" calcext:value-type="string">
            <text:p>For more information about the course see the Utah </text:p>
            <text:p>State Court 's website at http://www.utcourts.gov/specproj/dived/ .</text:p>
          </table:table-cell>
          <table:table-cell table:style-name="ce9" office:value-type="string" calcext:value-type="string">
            <text:p>For more information about the course see the Utah State Court 's </text:p>
            <text:p>webpage Divorce Education Cours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x_Common_Computer_Network_Issues.txt</text:p>
          </table:table-cell>
          <table:table-cell table:style-name="ce9" office:value-type="string" calcext:value-type="string">
            <text:p>unable to renew your IP address ( quickly )</text:p>
          </table:table-cell>
          <table:table-cell table:style-name="ce9" office:value-type="string" calcext:value-type="string">
            <text:p>Unable to renew your IP addres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e_Laptops.txt</text:p>
          </table:table-cell>
          <table:table-cell table:style-name="ce9" office:value-type="string" calcext:value-type="string">
            <text:p>How to Convince Your Parents to Buy You a Apple Macbook</text:p>
          </table:table-cell>
          <table:table-cell table:style-name="ce9" office:value-type="string" calcext:value-type="string">
            <text:p>Convince Your Parents to Buy You a Lapto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k_Good_In_Your_School_Uniform.txt</text:p>
          </table:table-cell>
          <table:table-cell table:style-name="ce9" office:value-type="string" calcext:value-type="string">
            <text:p>Try brushing your lips with your tooth brush </text:p>
            <text:p>and then putting on chapstick to make your lips look soft and beautiful !</text:p>
          </table:table-cell>
          <table:table-cell table:style-name="ce9" office:value-type="string" calcext:value-type="string">
            <text:p>Try brushing your lips with your tooth brush ( make sure it 's clean ! ) </text:p>
            <text:p>and then putting on chapstick to make your lips look soft and beautiful !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come_a_Narnian_on_Club_Penguin.txt</text:p>
          </table:table-cell>
          <table:table-cell table:style-name="ce9" office:value-type="string" calcext:value-type="string">
            <text:p>How to Be a Real Pookie Model on Club Penguin</text:p>
          </table:table-cell>
          <table:table-cell table:style-name="ce9" office:value-type="string" calcext:value-type="string">
            <text:p>How to Be a Baby Model on Club Pengui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ch_a_Bullfrog.txt</text:p>
          </table:table-cell>
          <table:table-cell table:style-name="ce9" office:value-type="string" calcext:value-type="string">
            <text:p>If you are using a rifle , you may need a hunting license .</text:p>
          </table:table-cell>
          <table:table-cell table:style-name="ce9" office:value-type="string" calcext:value-type="string">
            <text:p>If you are using a fishing net , you may need a fishing licens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oose_a_Red_Dress.txt</text:p>
          </table:table-cell>
          <table:table-cell table:style-name="ce9" office:value-type="string" calcext:value-type="string">
            <text:p>Or msybe you will not feel comfortable in your dress .</text:p>
          </table:table-cell>
          <table:table-cell table:style-name="ce9" office:value-type="string" calcext:value-type="string">
            <text:p>Or you might not feel comfortable in your dres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rite,_Direct_and_Star_in_Your_Own_Horror_Movie.txt</text:p>
          </table:table-cell>
          <table:table-cell table:style-name="ce9" office:value-type="string" calcext:value-type="string">
            <text:p>cast yourself as the lead role</text:p>
          </table:table-cell>
          <table:table-cell table:style-name="ce9" office:value-type="string" calcext:value-type="string">
            <text:p>Cast yourself as the lead rol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Village_Style_Puliyogare.txt</text:p>
          </table:table-cell>
          <table:table-cell table:style-name="ce9" office:value-type="string" calcext:value-type="string">
            <text:p>Requirements : raw rice - 1 cuptamarind pulp - 1 big lemon sizepeanuts - half cupcurry leaves - fewsalt - as requiredchanna dal - 1 tspurad dal - 1 tspfenugreek seeds ( vendhayam ) - 4mustard seeds - 1 tspgingely oil - as requiredred chilli - 4 or 5garlic - minimum 5 pieces choppedturmeric powder - 1 tsp</text:p>
          </table:table-cell>
          <table:table-cell table:style-name="ce9" office:value-type="string" calcext:value-type="string">
            <text:p>Requirements : raw rice - 1 cuptamarind pulp - 1 big lemon sizepeanuts - </text:p>
            <text:p>half cupcurry leaves - few salt - as requiredchanna dal - 1 tspurad dal - </text:p>
            <text:p>1 tspfenugreek - seeds ( vendhayam ) - 4mustard seeds - 1 tspgingely oil - </text:p>
            <text:p>as required red chilli - 4 or 5garlic - minimum 5 pieces chopped turmeric powder - 1 ts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y_Softball_As_a_Freshman.txt</text:p>
          </table:table-cell>
          <table:table-cell table:style-name="ce9" office:value-type="string" calcext:value-type="string">
            <text:p>Try and have some friends on the team .</text:p>
          </table:table-cell>
          <table:table-cell table:style-name="ce9" office:value-type="string" calcext:value-type="string">
            <text:p>Try to have some friends on the team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mprove_Spinal_Flexibility_with_Yoga.txt</text:p>
          </table:table-cell>
          <table:table-cell table:style-name="ce9" office:value-type="string" calcext:value-type="string">
            <text:p>Keep your arms straight out in front of you and reach forward , keeping all but your hands off the floor .</text:p>
          </table:table-cell>
          <table:table-cell table:style-name="ce9" office:value-type="string" calcext:value-type="string">
            <text:p>On an exhale , walk your arms straight out in front of you and reach forward ,</text:p>
            <text:p> keeping all but your hands off the floo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ok_Ramen_with_Egg_and_Rice_Cake.txt</text:p>
          </table:table-cell>
          <table:table-cell table:style-name="ce9" office:value-type="string" calcext:value-type="string">
            <text:p>Step 6 : Put the ramen noodle in the pan .</text:p>
          </table:table-cell>
          <table:table-cell table:style-name="ce9" office:value-type="string" calcext:value-type="string">
            <text:p>Put the ramen noodles in the pa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e_Tahini.txt</text:p>
          </table:table-cell>
          <table:table-cell table:style-name="ce9" office:value-type="string" calcext:value-type="string">
            <text:p>Add one large egg and ¾ teaspoon of vanilla .</text:p>
          </table:table-cell>
          <table:table-cell table:style-name="ce9" office:value-type="string" calcext:value-type="string">
            <text:p>Add one large egg and of vanilla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ange_Behavior.txt</text:p>
          </table:table-cell>
          <table:table-cell table:style-name="ce9" office:value-type="string" calcext:value-type="string">
            <text:p>Be patient and encourage them to stay on track .</text:p>
          </table:table-cell>
          <table:table-cell table:style-name="ce9" office:value-type="string" calcext:value-type="string">
            <text:p>Be patient and encourage the person to stay on track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ly_Glitter_Eye_Makeup.txt</text:p>
          </table:table-cell>
          <table:table-cell table:style-name="ce9" office:value-type="string" calcext:value-type="string">
            <text:p>Next , use the shadow brush to completely </text:p>
            <text:p>cover your brows .</text:p>
          </table:table-cell>
          <table:table-cell table:style-name="ce9" office:value-type="string" calcext:value-type="string">
            <text:p>Next , use the shadow brush to completely cover your brows </text:p>
            <text:p>with the glitter bas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udy_a_Dressage_Test.txt</text:p>
          </table:table-cell>
          <table:table-cell table:style-name="ce9" office:value-type="string" calcext:value-type="string">
            <text:p>Try understand the movements .</text:p>
          </table:table-cell>
          <table:table-cell table:style-name="ce9" office:value-type="string" calcext:value-type="string">
            <text:p>Try to understand the movement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oose_a_Halloween_Costume.txt</text:p>
          </table:table-cell>
          <table:table-cell table:style-name="ce9" office:value-type="string" calcext:value-type="string">
            <text:p>How to Make a Dark Faerie Costume for Halloween</text:p>
          </table:table-cell>
          <table:table-cell table:style-name="ce9" office:value-type="string" calcext:value-type="string">
            <text:p>How to Make a Crayola Crayon Costume for Hallowee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une_Kalanchoe.txt</text:p>
          </table:table-cell>
          <table:table-cell table:style-name="ce9" office:value-type="string" calcext:value-type="string">
            <text:p>Cut within a half inch ( 1.2 cm ) of a leaf node to shape the plant .</text:p>
          </table:table-cell>
          <table:table-cell table:style-name="ce9" office:value-type="string" calcext:value-type="string">
            <text:p>Cut within of a leaf node to shape the plan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ean_Your_Room_Fast.txt</text:p>
          </table:table-cell>
          <table:table-cell table:style-name="ce9" office:value-type="string" calcext:value-type="string">
            <text:p>( ex. hair supplies , makeup , etc. )</text:p>
          </table:table-cell>
          <table:table-cell table:style-name="ce9" office:value-type="string" calcext:value-type="string">
            <text:p>( ex. hair supplies , makeup , etc. ) invite your ex over to have sex </text:p>
            <text:p>in the bed and shake everything off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reate_an_Animated_GIF_Image_with_GIMP.txt</text:p>
          </table:table-cell>
          <table:table-cell table:style-name="ce9" office:value-type="string" calcext:value-type="string">
            <text:p>Your new animated gif has been created !</text:p>
          </table:table-cell>
          <table:table-cell table:style-name="ce9" office:value-type="string" calcext:value-type="string">
            <text:p>gif has been created !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come_Mentally_Flexible.txt</text:p>
          </table:table-cell>
          <table:table-cell table:style-name="ce9" office:value-type="string" calcext:value-type="string">
            <text:p>While in reality those successful people may be miserable , </text:p>
            <text:p>as it has been seen quite a few times .</text:p>
          </table:table-cell>
          <table:table-cell table:style-name="ce9" office:value-type="string" calcext:value-type="string">
            <text:p>While in reality those ' successful people ' may be miserable , </text:p>
            <text:p>as it has been seen quite a few time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the_Ultimate_Gummi_Ship_in_Kingdom_Hearts_2.txt </text:p>
          </table:table-cell>
          <table:table-cell table:style-name="ce9" office:value-type="string" calcext:value-type="string">
            <text:p>They shoot straight ahead .</text:p>
          </table:table-cell>
          <table:table-cell table:style-name="ce9" office:value-type="string" calcext:value-type="string">
            <text:p>The Orange Fire shoot straight ahead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ke_Applesauce_Chocolate_Chip_Cookies.txt</text:p>
          </table:table-cell>
          <table:table-cell table:style-name="ce8" office:value-type="string" calcext:value-type="string">
            <text:p>/ 2 cup of applesauce</text:p>
          </table:table-cell>
          <table:table-cell table:style-name="ce11" office:value-type="string" calcext:value-type="string">
            <text:p>/ 2 cup applesauce</text:p>
          </table:table-cell>
          <table:table-cell table:style-name="ce3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Plan_a_High_School_Homecoming_Dance.txt</text:p>
          </table:table-cell>
          <table:table-cell table:style-name="ce9" office:value-type="string" calcext:value-type="string">
            <text:p>Themes for dances can be anything from Casino Night , to Under the Sea , to a Night in Athens .</text:p>
          </table:table-cell>
          <table:table-cell table:style-name="ce9" office:value-type="string" calcext:value-type="string">
            <text:p>Themes for dances can be anything from Ready </text:p>
            <text:p>Set Glow to Under the Sea to a Night in Athen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ndle_Having_Curly_Hair.txt</text:p>
          </table:table-cell>
          <table:table-cell table:style-name="ce9" office:value-type="string" calcext:value-type="string">
            <text:p>If possiable pick a Leave-In-Conditionor to keep your curls tight .</text:p>
          </table:table-cell>
          <table:table-cell table:style-name="ce9" office:value-type="string" calcext:value-type="string">
            <text:p>If possible , pick a Leave-In-Conditionor to keep your curls tigh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Glass_Wind_Chimes.txt</text:p>
          </table:table-cell>
          <table:table-cell table:style-name="ce9" office:value-type="string" calcext:value-type="string">
            <text:p>Get a circular small metal ring , preferably thin .</text:p>
          </table:table-cell>
          <table:table-cell table:style-name="ce9" office:value-type="string" calcext:value-type="string">
            <text:p>Tie the open ends of the threads to a circular metal ring , preferably thi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ok_a_Hotel_in_Sri_Lanka.txt</text:p>
          </table:table-cell>
          <table:table-cell table:style-name="ce9" office:value-type="string" calcext:value-type="string">
            <text:p>Contact the Hotel - Always contact the hotel directly and ask for the availability of special deals .</text:p>
          </table:table-cell>
          <table:table-cell table:style-name="ce9" office:value-type="string" calcext:value-type="string">
            <text:p>Always contact the hotel directly and ask for the availability of special deal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a_Treasure_Hunt.txt</text:p>
          </table:table-cell>
          <table:table-cell table:style-name="ce9" office:value-type="string" calcext:value-type="string">
            <text:p>Do n't let a single child dictate all the answers and directions .</text:p>
          </table:table-cell>
          <table:table-cell table:style-name="ce9" office:value-type="string" calcext:value-type="string">
            <text:p>Do n't let a single person dictate all the answers and direction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joy_a_Trip_to_Disneyland.txt</text:p>
          </table:table-cell>
          <table:table-cell table:style-name="ce9" office:value-type="string" calcext:value-type="string">
            <text:p>Sometimes , check the Disneyland website for special holiday ticket deals and discounts .</text:p>
          </table:table-cell>
          <table:table-cell table:style-name="ce9" office:value-type="string" calcext:value-type="string">
            <text:p>Check the Disneyland website for special holiday ticket deals and discount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aw_Your_Own_RPG_on_Paper.txt</text:p>
          </table:table-cell>
          <table:table-cell table:style-name="ce9" office:value-type="string" calcext:value-type="string">
            <text:p>In the sections put your stats , HP , SP , Lvl , and Exp .</text:p>
          </table:table-cell>
          <table:table-cell table:style-name="ce9" office:value-type="string" calcext:value-type="string">
            <text:p>In the sections put your stats , HP , SP , Lvl , Exp , and Gol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ain_a_PTSD_Service_Dog.txt</text:p>
          </table:table-cell>
          <table:table-cell table:style-name="ce9" office:value-type="string" calcext:value-type="string">
            <text:p>Next , try to ask for the item , leaving it in the same place .</text:p>
          </table:table-cell>
          <table:table-cell table:style-name="ce9" office:value-type="string" calcext:value-type="string">
            <text:p>Next , try to ask for the item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p_a_Recovering_Alcoholic.txt</text:p>
          </table:table-cell>
          <table:table-cell table:style-name="ce9" office:value-type="string" calcext:value-type="string">
            <text:p>Do not go behind their back to another source and tell them how you feel .</text:p>
          </table:table-cell>
          <table:table-cell table:style-name="ce9" office:value-type="string" calcext:value-type="string">
            <text:p>Do not go behind their back to another source , tell them how you feel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w_Algae.txt</text:p>
          </table:table-cell>
          <table:table-cell table:style-name="ce9" office:value-type="string" calcext:value-type="string">
            <text:p>Sunlight is crucial to algae growth .</text:p>
          </table:table-cell>
          <table:table-cell table:style-name="ce9" office:value-type="string" calcext:value-type="string">
            <text:p>Sunlight is crucial to algae growth as it is to any green plan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t_Girls.txt</text:p>
          </table:table-cell>
          <table:table-cell table:style-name="ce9" office:value-type="string" calcext:value-type="string">
            <text:p>Some girls that you are trying to get will see </text:p>
            <text:p>start through this ploy and refuse your offer of a drink </text:p>
            <text:p>as they would prefer to go on a date than just be a girl a boy has " got " .</text:p>
          </table:table-cell>
          <table:table-cell table:style-name="ce9" office:value-type="string" calcext:value-type="string">
            <text:p>Some girls that you are trying to get will see straight through this </text:p>
            <text:p>ploy and refuse your offer of a drink as they would prefer to </text:p>
            <text:p>go on a date than just be a girl a boy has " got "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sorb_Vitamin_D.txt</text:p>
          </table:table-cell>
          <table:table-cell table:style-name="ce9" office:value-type="string" calcext:value-type="string">
            <text:p>Therefore , liver disease may result in vitamin D deficiency .</text:p>
          </table:table-cell>
          <table:table-cell table:style-name="ce9" office:value-type="string" calcext:value-type="string">
            <text:p>A damaged liver may be unable to perform these reactions and </text:p>
            <text:p>may result in vitamin D deficiency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ck_a_Stolen_Phone.txt</text:p>
          </table:table-cell>
          <table:table-cell table:style-name="ce9" office:value-type="string" calcext:value-type="string">
            <text:p>It 's near the bottom of the page .</text:p>
          </table:table-cell>
          <table:table-cell table:style-name="ce9" office:value-type="string" calcext:value-type="string">
            <text:p>It 's the blue button at the bottom of the pag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ave_Your_Dog.txt</text:p>
          </table:table-cell>
          <table:table-cell table:style-name="ce9" office:value-type="string" calcext:value-type="string">
            <text:p>Make sure your extremely careful during this step .</text:p>
          </table:table-cell>
          <table:table-cell table:style-name="ce9" office:value-type="string" calcext:value-type="string">
            <text:p>Make sure you 're extremely careful during this ste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rganize_a_Neighborhood_Beauty_Pagaent.txt</text:p>
          </table:table-cell>
          <table:table-cell table:style-name="ce9" office:value-type="string" calcext:value-type="string">
            <text:p>So a long carpet from a craft store that does n't cost much .</text:p>
          </table:table-cell>
          <table:table-cell table:style-name="ce9" office:value-type="string" calcext:value-type="string">
            <text:p>So , use a long carpet from a craft store that does n't cost much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ansfer_Data_Between_a_Cell_Phone_and_Computer.txt</text:p>
          </table:table-cell>
          <table:table-cell table:style-name="ce9" office:value-type="string" calcext:value-type="string">
            <text:p>Install the drivers necessary for your cell phone ; these should have come with the data link cable on a CD .</text:p>
          </table:table-cell>
          <table:table-cell table:style-name="ce9" office:value-type="string" calcext:value-type="string">
            <text:p>These drivers should come with the data link cable on a CD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struct_a_Yu_Gi_Oh!_Deck.txt</text:p>
          </table:table-cell>
          <table:table-cell table:style-name="ce8" office:value-type="string" calcext:value-type="string">
            <text:p>Yu Gi Oh cards</text:p>
          </table:table-cell>
          <table:table-cell table:style-name="ce11" office:value-type="string" calcext:value-type="string">
            <text:p>Identify Fake Yu Gi Oh Cards</text:p>
          </table:table-cell>
          <table:table-cell table:style-name="ce3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Apply_Eye_Makeup_on_Fair_Skin.txt</text:p>
          </table:table-cell>
          <table:table-cell table:style-name="ce9" office:value-type="string" calcext:value-type="string">
            <text:p>How to Apply Eyeshadow Correctly</text:p>
          </table:table-cell>
          <table:table-cell table:style-name="ce9" office:value-type="string" calcext:value-type="string">
            <text:p>How to Apply Eyeshadow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Dessert_Pizza.txt</text:p>
          </table:table-cell>
          <table:table-cell table:style-name="ce9" office:value-type="string" calcext:value-type="string">
            <text:p>If you make the homemade dough , </text:p>
            <text:p>it will take an additional hour .</text:p>
          </table:table-cell>
          <table:table-cell table:style-name="ce9" office:value-type="string" calcext:value-type="string">
            <text:p>If you make the homemade dough , it will take an additional </text:p>
            <text:p>hour and 15 minute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ve_Your_Style.txt</text:p>
          </table:table-cell>
          <table:table-cell table:style-name="ce9" office:value-type="string" calcext:value-type="string">
            <text:p>Sporty : Tracksuits , sweatclothes , headbands , baseball caps , sneakers , light or no make-up .</text:p>
          </table:table-cell>
          <table:table-cell table:style-name="ce9" office:value-type="string" calcext:value-type="string">
            <text:p>Sporty : Tracksuits , sweatsuits , headbands , baseball caps , sneakers ,</text:p>
            <text:p> light or no make-u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udy_the_Day_Before_a_Test.txt</text:p>
          </table:table-cell>
          <table:table-cell table:style-name="ce9" office:value-type="string" calcext:value-type="string">
            <text:p>Write down the lessons you need to know .</text:p>
          </table:table-cell>
          <table:table-cell table:style-name="ce9" office:value-type="string" calcext:value-type="string">
            <text:p>Write down the overarching concepts you need to know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event_Gout.txt</text:p>
          </table:table-cell>
          <table:table-cell table:style-name="ce9" office:value-type="string" calcext:value-type="string">
            <text:p>Everyone 's body is different , so some foods may have more noticeable affect on you than others .</text:p>
          </table:table-cell>
          <table:table-cell table:style-name="ce9" office:value-type="string" calcext:value-type="string">
            <text:p>Everyone 's body is different , so some foods may have a more noticeable </text:p>
            <text:p>effect on you than other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e_the_Priest_in_Hearthstone.txt</text:p>
          </table:table-cell>
          <table:table-cell table:style-name="ce9" office:value-type="string" calcext:value-type="string">
            <text:p>Add cards that make your opponents weapon cost more .</text:p>
          </table:table-cell>
          <table:table-cell table:style-name="ce9" office:value-type="string" calcext:value-type="string">
            <text:p>Add cards that make your opponents spells cost mor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t_Married_in_North_Carolina.txt</text:p>
          </table:table-cell>
          <table:table-cell table:style-name="ce9" office:value-type="string" calcext:value-type="string">
            <text:p>Stay in contact with your vendors as you get closer to your wedding day .</text:p>
          </table:table-cell>
          <table:table-cell table:style-name="ce9" office:value-type="string" calcext:value-type="string">
            <text:p>Your days will get busier as you get closer to your wedding day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rt_and_Make_a_Lot_of_Chips_in_Zynga_Poker_at_Facebook.txt </text:p>
          </table:table-cell>
          <table:table-cell table:style-name="ce9" office:value-type="string" calcext:value-type="string">
            <text:p>Start off in a low level get some money</text:p>
          </table:table-cell>
          <table:table-cell table:style-name="ce9" office:value-type="string" calcext:value-type="string">
            <text:p>Start off in a low level , get some money , and work your way u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Candied_Violets.txt</text:p>
          </table:table-cell>
          <table:table-cell table:style-name="ce9" office:value-type="string" calcext:value-type="string">
            <text:p>Violet flowers , at least 20 in excellent condition with stems still attached , organic</text:p>
          </table:table-cell>
          <table:table-cell table:style-name="ce9" office:value-type="string" calcext:value-type="string">
            <text:p>Violet flowers , at least 20 in excellent condition with stems still attached , </text:p>
            <text:p>untreated with chemical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search.txt</text:p>
          </table:table-cell>
          <table:table-cell table:style-name="ce9" office:value-type="string" calcext:value-type="string">
            <text:p>Beginning a research project or paper can be intimidating if you 've never conducted research before .</text:p>
          </table:table-cell>
          <table:table-cell table:style-name="ce9" office:value-type="string" calcext:value-type="string">
            <text:p>Beginning a research project or paper can be intimidating </text:p>
            <text:p>if you 've never conducted any research befor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op_the_Open_Air_Food_Markets_of_Paris.txt</text:p>
          </table:table-cell>
          <table:table-cell table:style-name="ce9" office:value-type="string" calcext:value-type="string">
            <text:p>Generally speaking , the vendors are honest folk and will try to give you the best service they can .</text:p>
          </table:table-cell>
          <table:table-cell table:style-name="ce9" office:value-type="string" calcext:value-type="string">
            <text:p>The vendors are generally honest folk and will try to give you the best service they ca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stall_and_Configure_Linux_Mint.txt</text:p>
          </table:table-cell>
          <table:table-cell table:style-name="ce9" office:value-type="string" calcext:value-type="string">
            <text:p>There are literally thousands of themes to choose from and configure to your liking , just go to http://gnome-look.org/index.php?xcontentmode=103&amp;PHPSESSID=fbfa8a416ee784117ac19fa99075380b and download some .</text:p>
          </table:table-cell>
          <table:table-cell table:style-name="ce9" office:value-type="string" calcext:value-type="string">
            <text:p>There are literally thousands of themes to choose from and configure to your</text:p>
            <text:p> liking , just go to gnome-look.org - &gt; beryl and download som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eak_English.txt</text:p>
          </table:table-cell>
          <table:table-cell table:style-name="ce9" office:value-type="string" calcext:value-type="string">
            <text:p>How to Study for English Language</text:p>
          </table:table-cell>
          <table:table-cell table:style-name="ce9" office:value-type="string" calcext:value-type="string">
            <text:p>Study for English udy for English Languag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_Embarrass_Yourself.txt</text:p>
          </table:table-cell>
          <table:table-cell table:style-name="ce9" office:value-type="string" calcext:value-type="string">
            <text:p>It is a far healthier approach to accept that mistakes are a part of life and to get on with things .</text:p>
          </table:table-cell>
          <table:table-cell table:style-name="ce9" office:value-type="string" calcext:value-type="string">
            <text:p>It is a far healthier approach to accept mistakes as a part of life and </text:p>
            <text:p>to get on with thing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ss_Like_Severus_Snape_from_Harry_Potter.txt</text:p>
          </table:table-cell>
          <table:table-cell table:style-name="ce9" office:value-type="string" calcext:value-type="string">
            <text:p>on the other hand , you could always wear a wig .</text:p>
          </table:table-cell>
          <table:table-cell table:style-name="ce9" office:value-type="string" calcext:value-type="string">
            <text:p>If you do n't want to do this you could always wear a wig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cognize_a_Person_Who_Has_Emotional_Intelligence.txt</text:p>
          </table:table-cell>
          <table:table-cell table:style-name="ce8" office:value-type="string" calcext:value-type="string">
            <text:p>In turn, the person who constantly talks about how great their </text:p>
            <text:p>significant other is with a coworker who is undergoing a divorce is likely not EI , as well .</text:p>
          </table:table-cell>
          <table:table-cell table:style-name="ce8" office:value-type="string" calcext:value-type="string">
            <text:p>Likewise , the person who constantly talks about</text:p>
            <text:p>how great their significant other is with a coworker who is undergoing a divorce </text:p>
            <text:p>is likely not EI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cide_if_You_Should_Get_Bangs_or_Not.txt</text:p>
          </table:table-cell>
          <table:table-cell table:style-name="ce8" office:value-type="string" calcext:value-type="string">
            <text:p>Take a photo of you with bangs and without and then compare both and show friends .</text:p>
          </table:table-cell>
          <table:table-cell table:style-name="ce8" office:value-type="string" calcext:value-type="string">
            <text:p>Show them a photo of yourself with bangs and without and then ask them </text:p>
            <text:p>to compar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ed_Red_Cherry_Shrimp.txt</text:p>
          </table:table-cell>
          <table:table-cell table:style-name="ce8" office:value-type="string" calcext:value-type="string">
            <text:p>Red cherry shrimp , or RCS , are small shrimp .</text:p>
          </table:table-cell>
          <table:table-cell table:style-name="ce8" office:value-type="string" calcext:value-type="string">
            <text:p>Red cherry shrimp , or RCS , are in a group called " dwarf shrimp "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oam_Milk.txt</text:p>
          </table:table-cell>
          <table:table-cell table:style-name="ce8" office:value-type="string" calcext:value-type="string">
            <text:p>Blend the milk on medium speed until it reaches your desired frothiness .</text:p>
          </table:table-cell>
          <table:table-cell table:style-name="ce8" office:value-type="string" calcext:value-type="string">
            <text:p>Blend the milk on medium spee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Homemade_Cleaning_Spray.txt</text:p>
          </table:table-cell>
          <table:table-cell table:style-name="ce8" office:value-type="string" calcext:value-type="string">
            <text:p>[ [ Disinfect Toys | How to Disinfect Toys ] ]</text:p>
          </table:table-cell>
          <table:table-cell table:style-name="ce8" office:value-type="string" calcext:value-type="string">
            <text:p>[ [ Disinfect Toys ] ]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p_Stop_Pollution.txt</text:p>
          </table:table-cell>
          <table:table-cell table:style-name="ce10" office:value-type="string" calcext:value-type="string">
            <text:p>Turn off your lights when you leave a room .</text:p>
          </table:table-cell>
          <table:table-cell table:style-name="ce10" office:value-type="string" calcext:value-type="string">
            <text:p>Turn off the lights when you leave a room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ar_Leggings.txt</text:p>
          </table:table-cell>
          <table:table-cell table:style-name="ce10" office:value-type="string" calcext:value-type="string">
            <text:p>Leggings are meant to be worn as part of a layered outfit .</text:p>
          </table:table-cell>
          <table:table-cell table:style-name="ce10" office:value-type="string" calcext:value-type="string">
            <text:p>Leggings are believed by many to be meant to be worn as part </text:p>
            <text:p>of a layered outfi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Homemade_Bath_Salts.txt</text:p>
          </table:table-cell>
          <table:table-cell table:style-name="ce8" office:value-type="string" calcext:value-type="string">
            <text:p>If you do not own Epsom Salt , then use sea salt as this would work too .</text:p>
          </table:table-cell>
          <table:table-cell table:style-name="ce8" office:value-type="string" calcext:value-type="string">
            <text:p>If you do not own epsom salt , then use sea salt as a replacemen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t_Rid_of_a_Maggot_Infestation.txt</text:p>
          </table:table-cell>
          <table:table-cell table:style-name="ce8" office:value-type="string" calcext:value-type="string">
            <text:p>Make sure to hit every inch of the garbage can with boiling water in order to prevent any maggots from escaping .</text:p>
          </table:table-cell>
          <table:table-cell table:style-name="ce8" office:value-type="string" calcext:value-type="string">
            <text:p>Make sure to hit every inch of the garbage can with boiling wate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n_an_Affordable_Beach_Wedding.txt</text:p>
          </table:table-cell>
          <table:table-cell table:style-name="ce10" office:value-type="string" calcext:value-type="string">
            <text:p>Choose your location wisely .</text:p>
          </table:table-cell>
          <table:table-cell table:style-name="ce10" office:value-type="string" calcext:value-type="string">
            <text:p>Choose your locatio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cept_Your_Autism.txt</text:p>
          </table:table-cell>
          <table:table-cell table:style-name="ce10" office:value-type="string" calcext:value-type="string">
            <text:p>People can love you and your autism .</text:p>
          </table:table-cell>
          <table:table-cell table:style-name="ce10" office:value-type="string" calcext:value-type="string">
            <text:p>You can love yourself and your autism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vest_in_Mutual_Funds.txt</text:p>
          </table:table-cell>
          <table:table-cell table:style-name="ce8" office:value-type="string" calcext:value-type="string">
            <text:p>This will require you to complete your own research and carefully monitor the performance and allocation of your mutual fund holdings .</text:p>
          </table:table-cell>
          <table:table-cell table:style-name="ce11" office:value-type="string" calcext:value-type="string">
            <text:p>You must carefully monitor the performance and allocation </text:p>
            <text:p>of your mutual fund holdings yourself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_Together_a_Passover_Seder_With_Non_Jewish_Friends.txt</text:p>
          </table:table-cell>
          <table:table-cell table:style-name="ce10" office:value-type="string" calcext:value-type="string">
            <text:p>First-timers to a religious Seder can become quickly overwhelmed by all that is going on .</text:p>
          </table:table-cell>
          <table:table-cell table:style-name="ce13" office:value-type="string" calcext:value-type="string">
            <text:p>Non-Jews attending Passover Seder can become quickly</text:p>
            <text:p> overwhelmed by all that 's going o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ve_Your_Children_a_Blast_from_the_Past_on_Holidays.txt</text:p>
          </table:table-cell>
          <table:table-cell table:style-name="ce8" office:value-type="string" calcext:value-type="string">
            <text:p>For Christmas be sure to make a big punch bowl full of </text:p>
            <text:p>red fruit punch , add slices of oranges or even canned fruit to enhance the flavor </text:p>
            <text:p>and to give it a better appeal .</text:p>
          </table:table-cell>
          <table:table-cell table:style-name="ce8" office:value-type="string" calcext:value-type="string">
            <text:p>For Christmas , be sure to make a big punch bowl full of red fruit punch ; </text:p>
            <text:p>add slices of oranges or even canned fruit to enhance the flavor and to give</text:p>
            <text:p>it a better appeal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ange_Your_Name_in_New_York.txt</text:p>
          </table:table-cell>
          <table:table-cell table:style-name="ce10" office:value-type="string" calcext:value-type="string">
            <text:p>Pick up a name change petition and proposed order </text:p>
            <text:p>at your nearest courthouse or print out online</text:p>
            <text:p> at https://www.nycourts.gov/courts/nyc/civil/forms.shtml#namechange .</text:p>
          </table:table-cell>
          <table:table-cell table:style-name="ce13" office:value-type="string" calcext:value-type="string">
            <text:p>To fill out the name change petition by hand , pick up a hard copy of the name</text:p>
            <text:p> change petition and proposed order at your nearest courthouse or </text:p>
            <text:p>print out online at </text:p>
            <text:p>https://www.nycourts.gov/courts/nyc/civil/forms.shtml#namechang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e_Power_Bricks_in_LEGO®_Star_Wars™:_The_Complete_Saga.txt</text:p>
          </table:table-cell>
          <table:table-cell table:style-name="ce8" office:value-type="string" calcext:value-type="string">
            <text:p>This brick will unlock the walkie talkie disable extra .</text:p>
          </table:table-cell>
          <table:table-cell table:style-name="ce8" office:value-type="string" calcext:value-type="string">
            <text:p>This brick will unlock the super lightsaber extra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nect_a_DVD_Player,_VCR,_and_Digital_Cable_Box.txt</text:p>
          </table:table-cell>
          <table:table-cell table:style-name="ce8" office:value-type="string" calcext:value-type="string">
            <text:p>Start by hooking up a 3 way splitter to the wall cable outlet .</text:p>
          </table:table-cell>
          <table:table-cell table:style-name="ce8" office:value-type="string" calcext:value-type="string">
            <text:p>Hook up a 3 way splitter to the wall cable outle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k_Hot_on_a_Date_(Guys).txt</text:p>
          </table:table-cell>
          <table:table-cell table:style-name="ce8" office:value-type="string" calcext:value-type="string">
            <text:p>Next pick out a nice outfit .</text:p>
          </table:table-cell>
          <table:table-cell table:style-name="ce8" office:value-type="string" calcext:value-type="string">
            <text:p>Pick out a nice outfi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ange_the_Oil_and_Oil_Filter_in_a_2005_Nissan_Xterra.txt</text:p>
          </table:table-cell>
          <table:table-cell table:style-name="ce8" office:value-type="string" calcext:value-type="string">
            <text:p>Remove the plug and pour the new oil into the hole .</text:p>
          </table:table-cell>
          <table:table-cell table:style-name="ce8" office:value-type="string" calcext:value-type="string">
            <text:p>After removing the plug , pour the new oil into the hol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p_Loving_Someone_Who_Doesn't_Love_You.txt</text:p>
          </table:table-cell>
          <table:table-cell table:style-name="ce8" office:value-type="string" calcext:value-type="string">
            <text:p>For more help , including how getting rid </text:p>
            <text:p>of mementos can help , read on .</text:p>
          </table:table-cell>
          <table:table-cell table:style-name="ce11" office:value-type="string" calcext:value-type="string">
            <text:p>You can also distract yourself by spending time with your friends or </text:p>
            <text:p>getting involved in something new ! </text:p>
            <text:p>For more help , including how getting rid of </text:p>
            <text:p>mementos can help , read o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ieve_Scriptures_Biblically_(Christianity).txt</text:p>
          </table:table-cell>
          <table:table-cell table:style-name="ce8" office:value-type="string" calcext:value-type="string">
            <text:p>Do not assume you have the natural </text:p>
            <text:p>ability to find and know the truth </text:p>
            <text:p>simply by looking into yourself .</text:p>
          </table:table-cell>
          <table:table-cell table:style-name="ce8" office:value-type="string" calcext:value-type="string">
            <text:p>Avoid assuming that you have the natural ability to find </text:p>
            <text:p>and know the truth simply by looking into yourself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ickstart_Your_Metabolism_Through_Diet.txt</text:p>
          </table:table-cell>
          <table:table-cell table:style-name="ce8" office:value-type="string" calcext:value-type="string">
            <text:p>Buffalo trimmed of excess fat</text:p>
          </table:table-cell>
          <table:table-cell table:style-name="ce8" office:value-type="string" calcext:value-type="string">
            <text:p>Lean pork trimmed of excess fa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ell_Your_Partner_About_Your_Sexual_Disorder.txt</text:p>
          </table:table-cell>
          <table:table-cell table:style-name="ce8" office:value-type="string" calcext:value-type="string">
            <text:p>Men and women face different sexual problems </text:p>
            <text:p>which may specifically deal with their genitalia .</text:p>
          </table:table-cell>
          <table:table-cell table:style-name="ce11" office:value-type="string" calcext:value-type="string">
            <text:p>Men and women face different sexual problems which may </text:p>
            <text:p>specifically deal with their genitalia , </text:p>
            <text:p>or may have a mental or psychological disorder that affects the normal </text:p>
            <text:p>function of their sexual organ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joy_Orlando_on_a_Budget.txt</text:p>
          </table:table-cell>
          <table:table-cell table:style-name="ce8" office:value-type="string" calcext:value-type="string">
            <text:p>Keep a cooler in your vehicle filled with bottled water , snack bars , fruit etc ... </text:p>
            <text:p>This way when someone is hungry or thirsty you have something </text:p>
            <text:p>available and you wo n't have to spend high convienience store prices .</text:p>
          </table:table-cell>
          <table:table-cell table:style-name="ce11" office:value-type="string" calcext:value-type="string">
            <text:p>Keep a cooler in your vehicle filled with bottled water , snack bars , fruit etc. </text:p>
            <text:p>This way , when someone is hungry or thirsty , you have something </text:p>
            <text:p>available and you wo n't have to spend excessive amounts at convenience </text:p>
            <text:p>store price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ss_Well.txt</text:p>
          </table:table-cell>
          <table:table-cell table:style-name="ce8" office:value-type="string" calcext:value-type="string">
            <text:p>People can usually be categorized into body shapes such as " pear " or " hourglass " , </text:p>
            <text:p>and each body type is best flattered by certain types of clothing .</text:p>
          </table:table-cell>
          <table:table-cell table:style-name="ce8" office:value-type="string" calcext:value-type="string">
            <text:p>People can usually be categorized into body shapes such and each body type is </text:p>
            <text:p>best flattered by certain types of clothing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duct_a_Secondary_Survey_of_an_Injured_Person.txt</text:p>
          </table:table-cell>
          <table:table-cell table:style-name="ce8" office:value-type="string" calcext:value-type="string">
            <text:p>Palpate down the lengths of the arms and legs , </text:p>
            <text:p>all the way to the toes and fingers to feel for possible fractures .</text:p>
          </table:table-cell>
          <table:table-cell table:style-name="ce8" office:value-type="string" calcext:value-type="string">
            <text:p>Palpate down the lengths of the arms and legs as well , all the way to </text:p>
            <text:p>the toes and fingers to feel for possible fracture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sse_Hair_Properly.txt</text:p>
          </table:table-cell>
          <table:table-cell table:style-name="ce8" office:value-type="string" calcext:value-type="string">
            <text:p>That 's OK ! In this method , you 'll </text:p>
            <text:p>use mousse to quickly and easily </text:p>
            <text:p>give your hair a more vibrant look .</text:p>
          </table:table-cell>
          <table:table-cell table:style-name="ce11" office:value-type="string" calcext:value-type="string">
            <text:p>Even if you 're not interested in a methodical styling session , you can </text:p>
            <text:p>still use mousse to quickly and easily give your hair a more vibrant look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ltivate_a_Stylish_Wardrobe.txt</text:p>
          </table:table-cell>
          <table:table-cell table:style-name="ce10" office:value-type="string" calcext:value-type="string">
            <text:p>A good pair of jeans is a staple in every stylish woman 's wardrobe .</text:p>
          </table:table-cell>
          <table:table-cell table:style-name="ce10" office:value-type="string" calcext:value-type="string">
            <text:p>This is a staple in every stylish woman 's wardrob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y_the_Hendrix_Chord.txt</text:p>
          </table:table-cell>
          <table:table-cell table:style-name="ce10" office:value-type="string" calcext:value-type="string">
            <text:p>Finally , put you pinky finger on the eigth fret on the B string .</text:p>
          </table:table-cell>
          <table:table-cell table:style-name="ce10" office:value-type="string" calcext:value-type="string">
            <text:p>Finally , put you pinkie finger on the eighth fret on the B string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epare_for_a_Cruise_(Teenager).txt</text:p>
          </table:table-cell>
          <table:table-cell table:style-name="ce8" office:value-type="string" calcext:value-type="string">
            <text:p>And add any questions you have .</text:p>
          </table:table-cell>
          <table:table-cell table:style-name="ce8" office:value-type="string" calcext:value-type="string">
            <text:p>You can also add any questions you hav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rite_a_Television_Show_Script.txt</text:p>
          </table:table-cell>
          <table:table-cell table:style-name="ce8" office:value-type="string" calcext:value-type="string">
            <text:p>The possibilities are endless and </text:p>
            <text:p>sometimes breaking out of your routine </text:p>
            <text:p>can really add a whole new </text:p>
            <text:p>dimension in your relationship .</text:p>
          </table:table-cell>
          <table:table-cell table:style-name="ce11" office:value-type="string" calcext:value-type="string">
            <text:p>Sometimes , breaking out of your routine can really </text:p>
            <text:p>add a whole new dimension in your relationshi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y_Video_Poker.txt</text:p>
          </table:table-cell>
          <table:table-cell table:style-name="ce10" office:value-type="string" calcext:value-type="string">
            <text:p>If not , choose combinations that are simple : </text:p>
            <text:p>a pair , two pairs , or three of a kind .</text:p>
          </table:table-cell>
          <table:table-cell table:style-name="ce13" office:value-type="string" calcext:value-type="string">
            <text:p>Unless you have a high winning combination , choose combinations that </text:p>
            <text:p>are simple : a pair , two pairs , or three of a kin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e_Video_Games_to_Improve_Your_Brain_Power.txt<text:tab/></text:p>
          </table:table-cell>
          <table:table-cell table:style-name="ce8" office:value-type="string" calcext:value-type="string">
            <text:p><text:s/>" Play Portal .</text:p>
          </table:table-cell>
          <table:table-cell table:style-name="ce8" office:value-type="string" calcext:value-type="string">
            <text:p>Play Portal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agnose_a_Cat_Cough.txt</text:p>
          </table:table-cell>
          <table:table-cell table:style-name="ce8" office:value-type="string" calcext:value-type="string">
            <text:p>A dense tissue like bone blocks x-rays ( producing white on the image ) , </text:p>
            <text:p>while air does not block x-rays at all and the plate is black .</text:p>
          </table:table-cell>
          <table:table-cell table:style-name="ce11" office:value-type="string" calcext:value-type="string">
            <text:p>A dense tissue like bone blocks x-rays ( producing white on the image ) , </text:p>
            <text:p>while air does not block x-rays at all , so the plate will be black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t_Your_Mother_in_Law_to_Move_out_of_Your_House.txt</text:p>
          </table:table-cell>
          <table:table-cell table:style-name="ce8" office:value-type="string" calcext:value-type="string">
            <text:p>If she is always hot , keep the house hot .</text:p>
          </table:table-cell>
          <table:table-cell table:style-name="ce8" office:value-type="string" calcext:value-type="string">
            <text:p>If she is always cold , keep the house col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ninstall_Programs_on_Mac_Computers.txt</text:p>
          </table:table-cell>
          <table:table-cell table:style-name="ce10" office:value-type="string" calcext:value-type="string">
            <text:p>Hi ! Have you ever downloaded something </text:p>
            <text:p>you did n't really want ?</text:p>
          </table:table-cell>
          <table:table-cell table:style-name="ce10" office:value-type="string" calcext:value-type="string">
            <text:p>Have you ever downloaded something you did n't really want ?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stall_Windows_XP.txt</text:p>
          </table:table-cell>
          <table:table-cell table:style-name="ce8" office:value-type="string" calcext:value-type="string">
            <text:p>Most of the time , BIOS is set to read Floppy , </text:p>
            <text:p>HDD , and THEN CD-ROM .</text:p>
          </table:table-cell>
          <table:table-cell table:style-name="ce8" office:value-type="string" calcext:value-type="string">
            <text:p>On older systems , the BIOS is set to read Floppy , HDD , and THEN CD-ROM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ck_Screen_Orientation_on_Android.txt</text:p>
          </table:table-cell>
          <table:table-cell table:style-name="ce11" office:value-type="string" calcext:value-type="string">
            <text:p>When this box is checked , automatic screen rotation will be enabled on your Android . _ _ SUMMARIZED _ _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>
            <text:p>Knit_a_Baby_Hat_with_Ear_Flaps.txt</text:p>
          </table:table-cell>
          <table:table-cell table:style-name="ce8" office:value-type="string" calcext:value-type="string">
            <text:p>Experiment with colors-you</text:p>
            <text:p> might like it if the flaps are </text:p>
            <text:p>different to the main part !</text:p>
          </table:table-cell>
          <table:table-cell table:style-name="ce11" office:value-type="string" calcext:value-type="string">
            <text:p>When this box is checked , automatic screen rotation will </text:p>
            <text:p>be enabled on your Android .</text:p>
            <text:p/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wnload_Shows_from_Netflix.txt <text:s text:c="7"/></text:p>
          </table:table-cell>
          <table:table-cell table:style-name="ce10" office:value-type="string" calcext:value-type="string">
            <text:p>Click on " Stop " in Movavi when the </text:p>
            <text:p>Netflix video has ended .</text:p>
          </table:table-cell>
          <table:table-cell table:style-name="ce10" office:value-type="string" calcext:value-type="string">
            <text:p>Click on " Stop " in when the video has ende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lish_a_Concrete_Countertop.txt</text:p>
          </table:table-cell>
          <table:table-cell table:style-name="ce10" office:value-type="string" calcext:value-type="string">
            <text:p>When you 're done with the 50 grit pad , switch to a 100 grit pad .</text:p>
          </table:table-cell>
          <table:table-cell table:style-name="ce10" office:value-type="string" calcext:value-type="string">
            <text:p>When you 're done with the 400-grit pad , switch </text:p>
            <text:p>to an 800-grit pa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rganize_Your_Backpack.txt</text:p>
          </table:table-cell>
          <table:table-cell table:style-name="ce8" office:value-type="string" calcext:value-type="string">
            <text:p>That way , you wo n't need to open your </text:p>
            <text:p>backpack when you get to your next class .</text:p>
          </table:table-cell>
          <table:table-cell table:style-name="ce11" office:value-type="string" calcext:value-type="string">
            <text:p>That way , you wo n't need to open your condomwhen </text:p>
            <text:p>you get to your next pussy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s/>Write_an_Engaging_Story.txt</text:p>
          </table:table-cell>
          <table:table-cell table:style-name="ce10" office:value-type="string" calcext:value-type="string">
            <text:p>Some words describe , others do the same - - but carry implications of emotions or sense with them .</text:p>
          </table:table-cell>
          <table:table-cell table:style-name="ce13" office:value-type="string" calcext:value-type="string">
            <text:p>Some words describe , others do the same but carry</text:p>
            <text:p> implications of emotions or sense with them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x_a_Bad_Hair_Look_on_a_Barbie_Bratz_Doll.txt</text:p>
          </table:table-cell>
          <table:table-cell table:style-name="ce8" office:value-type="string" calcext:value-type="string">
            <text:p>meijer antibacterial moist towelettes in regular scent</text:p>
          </table:table-cell>
          <table:table-cell table:style-name="ce8" office:value-type="string" calcext:value-type="string">
            <text:p>antibacterial moist towelettes in regular scen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rcise_an_Open_Mind.txt</text:p>
          </table:table-cell>
          <table:table-cell table:style-name="ce8" office:value-type="string" calcext:value-type="string">
            <text:p>Reading is a great way to learn about diverse and emerging viewpoints and schools of thought .</text:p>
          </table:table-cell>
          <table:table-cell table:style-name="ce8" office:value-type="string" calcext:value-type="string">
            <text:p>Reading is a great way to learn about diverse and emerging viewpoint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e_Turkey_Left_Overs.tx</text:p>
          </table:table-cell>
          <table:table-cell table:style-name="ce8" office:value-type="string" calcext:value-type="string">
            <text:p>Pour gravy on the top of your fillings and put it all together .</text:p>
          </table:table-cell>
          <table:table-cell table:style-name="ce8" office:value-type="string" calcext:value-type="string">
            <text:p>Pour gravy on the top of your fillings and put the bread slices togethe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ually_Build_GNU_Compiler_Collection_from_Scratch_on_Linux_Mint_Static_Edition.txt</text:p>
          </table:table-cell>
          <table:table-cell table:style-name="ce10" office:value-type="string" calcext:value-type="string">
            <text:p>Type / Copy / Paste : tar zxvf libelf-0.8.13.tar.gz</text:p>
          </table:table-cell>
          <table:table-cell table:style-name="ce10" office:value-type="string" calcext:value-type="string">
            <text:p>Type / Copy / Paste : tar jxvf gmp-5.1.1.tar.bz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ach_Pears.txt</text:p>
          </table:table-cell>
          <table:table-cell table:style-name="ce8" office:value-type="string" calcext:value-type="string">
            <text:p>Check the pears are soft by sticking a knife into them .</text:p>
          </table:table-cell>
          <table:table-cell table:style-name="ce8" office:value-type="string" calcext:value-type="string">
            <text:p>Check the pears are soft by sticking a knife into them gently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reate_an_Event_Flyer_Using_Photoshop.txt</text:p>
          </table:table-cell>
          <table:table-cell table:style-name="ce10" office:value-type="string" calcext:value-type="string">
            <text:p>You 're done !</text:p>
          </table:table-cell>
          <table:table-cell table:style-name="ce10" office:value-type="string" calcext:value-type="string">
            <text:p>You 're almost done !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a_Log_Cabin_for_Kids.txt</text:p>
          </table:table-cell>
          <table:table-cell table:style-name="ce10" office:value-type="string" calcext:value-type="string">
            <text:p>Put some triangle shapes up on top</text:p>
            <text:p> of the walls to hold the tarp up or </text:p>
            <text:p>wooden beams and planks over the beams .</text:p>
          </table:table-cell>
          <table:table-cell table:style-name="ce13" office:value-type="string" calcext:value-type="string">
            <text:p>Put some triangle shapes on top of the walls </text:p>
            <text:p>to hold the tarp up or wooden</text:p>
            <text:p>beams and planks over the beam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tivate_Young_Boys_to_Learn.txt</text:p>
          </table:table-cell>
          <table:table-cell table:style-name="ce8" office:value-type="string" calcext:value-type="string">
            <text:p>Boy stories ! Having friends over might depend on successfully completing two blocks of homework .</text:p>
          </table:table-cell>
          <table:table-cell table:style-name="ce8" office:value-type="string" calcext:value-type="string">
            <text:p>Having friends over might depend on successfully completing two blocks </text:p>
            <text:p>of homework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al_with_Someone_Hogging_the_Sheets.txt</text:p>
          </table:table-cell>
          <table:table-cell table:style-name="ce8" office:value-type="string" calcext:value-type="string">
            <text:p>Try to keep calm and gentle when </text:p>
            <text:p>telling your partner about the stolen blankets .</text:p>
          </table:table-cell>
          <table:table-cell table:style-name="ce8" office:value-type="string" calcext:value-type="string">
            <text:p>Try to keep calm and gentle when telling your partner about the stolen sheet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sition_Your_Drums_for_Ultimate_Comfort.txt</text:p>
          </table:table-cell>
          <table:table-cell table:style-name="ce10" office:value-type="string" calcext:value-type="string">
            <text:p>Next , extend the legs on your bass drum spurs so that the front hoop is </text:p>
            <text:p>about an inch off the ground , placing the drum with the spurs 4 - 6 inches from the outer edge of the carpet or drum riser .</text:p>
          </table:table-cell>
          <table:table-cell table:style-name="ce13" office:value-type="string" calcext:value-type="string">
            <text:p>Next , extend the legs on your bass drum spurs so that the front hoop </text:p>
            <text:p>is about an inch off the ground, </text:p>
            <text:p>placing the drum with the spurs from the </text:p>
            <text:p>outer edge of the carpet or drum rise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an_Herbal_Tea_Scalp_Toner.txt</text:p>
          </table:table-cell>
          <table:table-cell table:style-name="ce10" office:value-type="string" calcext:value-type="string">
            <text:p>This tea will appear green so now say goodbye to those expensive green teas .</text:p>
          </table:table-cell>
          <table:table-cell table:style-name="ce13" office:value-type="string" calcext:value-type="string">
            <text:p>This tea will appear green , so now say " Goodbye ! " to those expensive </text:p>
            <text:p>green tea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y_a_Firearm_in_Michigan.txt</text:p>
          </table:table-cell>
          <table:table-cell table:style-name="ce10" office:value-type="string" calcext:value-type="string">
            <text:p>You must be at least 18 years old to buy </text:p>
            <text:p>a pistol from a private seller .</text:p>
          </table:table-cell>
          <table:table-cell table:style-name="ce13" office:value-type="string" calcext:value-type="string">
            <text:p>You must be 21 years old or older to buy a pistol from a federal ; </text:p>
            <text:p>lfirearms licensed dealer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rve_on_a_Skateboard.txt</text:p>
          </table:table-cell>
          <table:table-cell table:style-name="ce10" office:value-type="string" calcext:value-type="string">
            <text:p>Get going at a pretty fast feed , like down a hill .</text:p>
          </table:table-cell>
          <table:table-cell table:style-name="ce10" office:value-type="string" calcext:value-type="string">
            <text:p>Get going at a pretty fast speed downhill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reate_a_Gaming_Computer.txt</text:p>
          </table:table-cell>
          <table:table-cell table:style-name="ce10" office:value-type="string" calcext:value-type="string">
            <text:p>When working with any computer related hardware , always keep yourself grounded ! An Electro-Magnetic Discharge may permanently damage your components .</text:p>
          </table:table-cell>
          <table:table-cell table:style-name="ce13" office:value-type="string" calcext:value-type="string">
            <text:p>When working with any computer related hardware , always </text:p>
            <text:p>keep yourself grounded ! An Electro-Static Discharge </text:p>
            <text:p>may permanently damage your component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y_Runescape_Nearly_Anywhere_Using_RuneScapeSchoolNetwork.tk.txt</text:p>
          </table:table-cell>
          <table:table-cell table:style-name="ce10" office:value-type="string" calcext:value-type="string">
            <text:p>How to Play RuneScape on a Slow Computer</text:p>
          </table:table-cell>
          <table:table-cell table:style-name="ce10" office:value-type="string" calcext:value-type="string">
            <text:p>How to Play RuneScape at Schoo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ypnotize_Anyone_to_Do_Fun_Stuff_With_Them.txt</text:p>
          </table:table-cell>
          <table:table-cell table:style-name="ce10" office:value-type="string" calcext:value-type="string">
            <text:p>As you stare at this dot , you will notice that your eyes are getting heavy , heavy , heavy .</text:p>
          </table:table-cell>
          <table:table-cell table:style-name="ce13" office:value-type="string" calcext:value-type="string">
            <text:p>As you stare at this spiral , you will notice that your eyes are getting heavy ,</text:p>
            <text:p> heavy , heavy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nect_Your_Nintendo_Wii_WiFi_to_Dial_Up.txt</text:p>
          </table:table-cell>
          <table:table-cell table:style-name="ce10" office:value-type="string" calcext:value-type="string">
            <text:p>Click Start , then Control Panel , then click Network Connections</text:p>
          </table:table-cell>
          <table:table-cell table:style-name="ce13" office:value-type="string" calcext:value-type="string">
            <text:p>Click Start , then Settings , Control Panel , then click the Add / Remove </text:p>
            <text:p>Programs ico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al_with_a_Sad_Time.txt</text:p>
          </table:table-cell>
          <table:table-cell table:style-name="ce8" office:value-type="string" calcext:value-type="string">
            <text:p>This can take time and practice , but over time will help you process through and successfully cope with sad times .</text:p>
          </table:table-cell>
          <table:table-cell table:style-name="ce11" office:value-type="string" calcext:value-type="string">
            <text:p>This takes time and practice , but over time this can help you process and </text:p>
            <text:p>successfully cope with sad time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rn_Top_Dollars_Taking_Paid_Surveys.txt</text:p>
          </table:table-cell>
          <table:table-cell table:style-name="ce10" office:value-type="string" calcext:value-type="string">
            <text:p>When you register for more than one survey site , </text:p>
            <text:p>you are guranteed to make around $ 100 per day </text:p>
            <text:p>doing 15 - 20 mintures surveys on each of these survey sites .</text:p>
          </table:table-cell>
          <table:table-cell table:style-name="ce13" office:value-type="string" calcext:value-type="string">
            <text:p>When you register for more than one survey site , you are guaranteed to </text:p>
            <text:p>make around $ 100 per day doing 15 - 20 minute surveys on </text:p>
            <text:p>each of these survey site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t_a_Service_Dog_for_an_Autistic_Child.txt</text:p>
          </table:table-cell>
          <table:table-cell table:style-name="ce8" office:value-type="string" calcext:value-type="string">
            <text:p>Realize that a service dog can help an autistic child to express affection .</text:p>
          </table:table-cell>
          <table:table-cell table:style-name="ce8" office:value-type="string" calcext:value-type="string">
            <text:p>Realize that a service dog can help an autistic child understand affectio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age_High_School_Classes,_Homework,_Sports_and_Keeping_Up_with_Household_Chores.txt</text:p>
          </table:table-cell>
          <table:table-cell table:style-name="ce8" office:value-type="string" calcext:value-type="string">
            <text:p>take a nap for three hours</text:p>
          </table:table-cell>
          <table:table-cell table:style-name="ce8" office:value-type="string" calcext:value-type="string">
            <text:p>Then take a nap for three hour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pgrade_a_Processor.txt</text:p>
          </table:table-cell>
          <table:table-cell table:style-name="ce8" office:value-type="string" calcext:value-type="string">
            <text:p>Make sure you know where these components </text:p>
            <text:p>go and how they are connected to your </text:p>
            <text:p>motherboard before you attempt </text:p>
            <text:p>upgrading your processor .</text:p>
          </table:table-cell>
          <table:table-cell table:style-name="ce11" office:value-type="string" calcext:value-type="string">
            <text:p>Make sure you know where these components go and how they are </text:p>
            <text:p>connected to your motherboard before you attempt to </text:p>
            <text:p>upgrade your processo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ll_Crafts_on_Etsy.txt<text:tab/></text:p>
          </table:table-cell>
          <table:table-cell table:style-name="ce8" office:value-type="string" calcext:value-type="string">
            <text:p>Like any business , there are pro 's </text:p>
            <text:p>and con 's with any of these options , </text:p>
            <text:p>so decide what will work best for you .</text:p>
          </table:table-cell>
          <table:table-cell table:style-name="ce11" office:value-type="string" calcext:value-type="string">
            <text:p>Like any business , there are pros and cons with any of these options , so </text:p>
            <text:p>decide what will work best for you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a_Horse_Move_Forward.txt</text:p>
          </table:table-cell>
          <table:table-cell table:style-name="ce8" office:value-type="string" calcext:value-type="string">
            <text:p>First of all , make sure that your horse not moving forward is not simply an error on your part .</text:p>
          </table:table-cell>
          <table:table-cell table:style-name="ce11" office:value-type="string" calcext:value-type="string">
            <text:p>Firstly , make sure that your horse not moving forward </text:p>
            <text:p>is not simply an error on your par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aw_Aladdin.txt</text:p>
          </table:table-cell>
          <table:table-cell table:style-name="ce8" office:value-type="string" calcext:value-type="string">
            <text:p>Add one oval , which will be a basis for a future head .</text:p>
          </table:table-cell>
          <table:table-cell table:style-name="ce8" office:value-type="string" calcext:value-type="string">
            <text:p>Add an oval , which will be a basis for the hea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dress_a_Letter_to_a_Government_Official.txt</text:p>
          </table:table-cell>
          <table:table-cell table:style-name="ce10" office:value-type="string" calcext:value-type="string">
            <text:p>Salutation : Dear Sir [ Madam ] :</text:p>
          </table:table-cell>
          <table:table-cell table:style-name="ce10" office:value-type="string" calcext:value-type="string">
            <text:p>Salutation : Dear Mr. [ Madam ] Attorney General 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Melba_Toast.txt</text:p>
          </table:table-cell>
          <table:table-cell table:style-name="ce10" office:value-type="string" calcext:value-type="string">
            <text:p>You may also want to serve the toasts </text:p>
            <text:p>with a dip or as a side for soup </text:p>
            <text:p>or a salad .</text:p>
          </table:table-cell>
          <table:table-cell table:style-name="ce10" office:value-type="string" calcext:value-type="string">
            <text:p>You may also want to serve the </text:p>
            <text:p>toasts with a flavorful di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re_for_an_American_Pit_Bull_Terrier.txt</text:p>
          </table:table-cell>
          <table:table-cell table:style-name="ce8" office:value-type="string" calcext:value-type="string">
            <text:p>When your dog is shedding , typically in late spring and early fall , brushing her daily will keep her coat looking its best .</text:p>
          </table:table-cell>
          <table:table-cell table:style-name="ce11" office:value-type="string" calcext:value-type="string">
            <text:p>When your dog is shedding , typically in late spring and early fall , </text:p>
            <text:p>brushing them daily will keep their coat looking its bes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yle_Your_Scene_Hair_(for_Girls).txt</text:p>
          </table:table-cell>
          <table:table-cell table:style-name="ce8" office:value-type="string" calcext:value-type="string">
            <text:p>Spray each piece of hair after teasing it .</text:p>
          </table:table-cell>
          <table:table-cell table:style-name="ce8" office:value-type="string" calcext:value-type="string">
            <text:p>Tease each piece of hai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cord_Audio_with_VLC.tx</text:p>
          </table:table-cell>
          <table:table-cell table:style-name="ce10" office:value-type="string" calcext:value-type="string">
            <text:p>It ; s in the menu bar at the top .</text:p>
          </table:table-cell>
          <table:table-cell table:style-name="ce10" office:value-type="string" calcext:value-type="string">
            <text:p>It 's in the menu bar at the top right-hand sid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rt_Chinese_Brush_Painting.txt</text:p>
          </table:table-cell>
          <table:table-cell table:style-name="ce8" office:value-type="string" calcext:value-type="string">
            <text:p>You may decide to combine </text:p>
            <text:p>these two styles , uniting detail </text:p>
            <text:p>and freedom of expression for effect .</text:p>
          </table:table-cell>
          <table:table-cell table:style-name="ce11" office:value-type="string" calcext:value-type="string">
            <text:p>Decide to combine these two styles , uniting detail and freedom </text:p>
            <text:p>of expression for effec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stall_Oracle_Java_JDK_on_Ubuntu_Linux.txt</text:p>
          </table:table-cell>
          <table:table-cell table:style-name="ce8" office:value-type="string" calcext:value-type="string">
            <text:p>Type / Copy / Paste : sudo rm - rf libnpjp2.so</text:p>
          </table:table-cell>
          <table:table-cell table:style-name="ce8" office:value-type="string" calcext:value-type="string">
            <text:p>Type / Copy / Paste : sudo rm - rf jdk1.7.0 _ 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ve_a_Room_a_Tropical_Theme.txt</text:p>
          </table:table-cell>
          <table:table-cell table:style-name="ce8" office:value-type="string" calcext:value-type="string">
            <text:p>Border your ceilings with pieces </text:p>
            <text:p>of bamboo , and lay a couple bamboo </text:p>
            <text:p>throw rugs on the floor .</text:p>
          </table:table-cell>
          <table:table-cell table:style-name="ce11" office:value-type="string" calcext:value-type="string">
            <text:p>Border your ceilings with pieces of bamboo , and lay a couple of bamboo </text:p>
            <text:p>throw rugs on the floo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ke_Glutamine.txt</text:p>
          </table:table-cell>
          <table:table-cell table:style-name="ce8" office:value-type="string" calcext:value-type="string">
            <text:p>Be aware that glutamine is completely different </text:p>
            <text:p>from glutamate ( glutamic acid ) , monosodium </text:p>
            <text:p>glutamate , and gluten .</text:p>
          </table:table-cell>
          <table:table-cell table:style-name="ce11" office:value-type="string" calcext:value-type="string">
            <text:p>Be aware that glutamine is completely different from glutamate , </text:p>
            <text:p>glutamic acid , monosodium glutamate ,</text:p>
            <text:p>and glute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ed_Red_Cherry_Shrimp.txt</text:p>
          </table:table-cell>
          <table:table-cell table:style-name="ce8" office:value-type="string" calcext:value-type="string">
            <text:p>Shrimp eat flake food , sinking pellets , or blanched squash or zucchini .</text:p>
          </table:table-cell>
          <table:table-cell table:style-name="ce8" office:value-type="string" calcext:value-type="string">
            <text:p>Feed the shrimp flake food , sinking pellets , or blanched squash or zucchini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ph_Sine_and_Cosine_Functions.txt</text:p>
          </table:table-cell>
          <table:table-cell table:style-name="ce8" office:value-type="string" calcext:value-type="string">
            <text:p>Second , for y = cos ( x ) , plot and connect the points ( 0 , 1 ) , ( π / 2 , 0 ) , ( π , - 1 ) , and ( 3π / 2 , 0 ) with a continuous curve .</text:p>
          </table:table-cell>
          <table:table-cell table:style-name="ce11" office:value-type="string" calcext:value-type="string">
            <text:p>Plot and connect the points ( 0 , 1 ) , ( π / 2 , 0 ) , ( π , - 1 ) , and </text:p>
            <text:p>( 3π / 2 , 0 ) with a continuous curv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m_Knit.txt</text:p>
          </table:table-cell>
          <table:table-cell table:style-name="ce10" office:value-type="string" calcext:value-type="string">
            <text:p>Repeat to the end of the row .</text:p>
          </table:table-cell>
          <table:table-cell table:style-name="ce10" office:value-type="string" calcext:value-type="string">
            <text:p>Repeat the bind off sequence </text:p>
            <text:p>to the end of the row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w_San_Pedro_Cactus.txt</text:p>
          </table:table-cell>
          <table:table-cell table:style-name="ce8" office:value-type="string" calcext:value-type="string">
            <text:p>After about 2 hrs until it 's approx 2 oz 's of </text:p>
            <text:p>liquid or one double shot .</text:p>
          </table:table-cell>
          <table:table-cell table:style-name="ce8" office:value-type="string" calcext:value-type="string">
            <text:p>After about 2 hrs until it 's approx 2 ounces of liquid </text:p>
            <text:p>or one double sho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t 's the app that has a colorful checker pattern</text:p>
          </table:table-cell>
          <table:table-cell table:style-name="ce8" office:value-type="string" calcext:value-type="string">
            <text:p>It 's the app that has a colorful checker pattern with a white square in the middle with an " S " .</text:p>
          </table:table-cell>
          <table:table-cell table:style-name="ce11" office:value-type="string" calcext:value-type="string">
            <text:p>It 's the app that has a colorful checker pattern with a black letter " S " on </text:p>
            <text:p>a white background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gnore_Small_Setbacks_and_See_the_Bigger_Picture.txt</text:p>
          </table:table-cell>
          <table:table-cell table:style-name="ce8" office:value-type="string" calcext:value-type="string">
            <text:p>Write down your big goals .. if you 've no idea think about a few goals</text:p>
          </table:table-cell>
          <table:table-cell table:style-name="ce8" office:value-type="string" calcext:value-type="string">
            <text:p>If you 've no idea think about a few goals and decide on your main goal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t_a_Record_Deal_in_America_when_You_Don't_Live_in_the_US.txt</text:p>
          </table:table-cell>
          <table:table-cell table:style-name="ce8" office:value-type="string" calcext:value-type="string">
            <text:p>When you have found a few search them , </text:p>
            <text:p>preferably on Google and find the label </text:p>
            <text:p>they are signed with .</text:p>
          </table:table-cell>
          <table:table-cell table:style-name="ce11" office:value-type="string" calcext:value-type="string">
            <text:p>When you have found a few search for them </text:p>
            <text:p>( preferably on Google ) and find the label </text:p>
            <text:p>they are signed with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ck_a_Wound.txt</text:p>
          </table:table-cell>
          <table:table-cell table:style-name="ce8" office:value-type="string" calcext:value-type="string">
            <text:p>This allows for faster healing from the inside going outward .</text:p>
          </table:table-cell>
          <table:table-cell table:style-name="ce8" office:value-type="string" calcext:value-type="string">
            <text:p>This allows for faster healing from the inside ou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nd_Telegram_Channels_on_iPhone_or_iPad.txt</text:p>
          </table:table-cell>
          <table:table-cell table:style-name="ce8" office:value-type="string" calcext:value-type="string">
            <text:p>Tap to view channel in Telegram .</text:p>
          </table:table-cell>
          <table:table-cell table:style-name="ce8" office:value-type="string" calcext:value-type="string">
            <text:p>This will view display the channel in Telegram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nish_the_Feed_the_Head_Game.txt</text:p>
          </table:table-cell>
          <table:table-cell table:style-name="ce10" office:value-type="string" calcext:value-type="string">
            <text:p>food circles will drop .</text:p>
          </table:table-cell>
          <table:table-cell table:style-name="ce10" office:value-type="string" calcext:value-type="string">
            <text:p>After you pull the tree off , food circles will drop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_a_Casper_Trick.txt</text:p>
          </table:table-cell>
          <table:table-cell table:style-name="ce10" office:value-type="string" calcext:value-type="string">
            <text:p>try learning variations of the casper e.g 360 casper</text:p>
          </table:table-cell>
          <table:table-cell table:style-name="ce10" office:value-type="string" calcext:value-type="string">
            <text:p>Try learning variations of the Casper e.g 360 Casper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come_a_Civil_War_Drummer_(Reenacting).txt</text:p>
          </table:table-cell>
          <table:table-cell table:style-name="ce8" office:value-type="string" calcext:value-type="string">
            <text:p>I use those because I do n't find it easy to care a drum with a neck sling .</text:p>
          </table:table-cell>
          <table:table-cell table:style-name="ce11" office:value-type="string" calcext:value-type="string">
            <text:p>You might want to use those because you might not find it </text:p>
            <text:p>easy to care a drum with a neck sling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vert_a_PDF_to_a_Word_Document.txt</text:p>
          </table:table-cell>
          <table:table-cell table:style-name="ce10" office:value-type="string" calcext:value-type="string">
            <text:p>It 's near the middle of the drop-down menu .</text:p>
          </table:table-cell>
          <table:table-cell table:style-name="ce10" office:value-type="string" calcext:value-type="string">
            <text:p>It 's near the top of the right-click drop-down menu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ove_Wax_from_Carpet.txt</text:p>
          </table:table-cell>
          <table:table-cell table:style-name="ce8" office:value-type="string" calcext:value-type="string">
            <text:p>Do not use any paper products ! </text:p>
            <text:p>They may combust from the heat of the iron .</text:p>
          </table:table-cell>
          <table:table-cell table:style-name="ce11" office:value-type="string" calcext:value-type="string">
            <text:p>Do not use any paper products for absorbtion ! They may </text:p>
            <text:p>combust from the heat of the iron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ove_Rusted_Screws.txt</text:p>
          </table:table-cell>
          <table:table-cell table:style-name="ce8" office:value-type="string" calcext:value-type="string">
            <text:p>Spread the oily rags over a non-flammable surface out of direct sunlight .</text:p>
          </table:table-cell>
          <table:table-cell table:style-name="ce8" office:value-type="string" calcext:value-type="string">
            <text:p>Leave them to dry on a non-flammable surface out of direct sunligh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_Felt.txt</text:p>
          </table:table-cell>
          <table:table-cell table:style-name="ce8" office:value-type="string" calcext:value-type="string">
            <text:p>Once you learn the process of felting , let your </text:p>
            <text:p>imagination be your guide .</text:p>
          </table:table-cell>
          <table:table-cell table:style-name="ce11" office:value-type="string" calcext:value-type="string">
            <text:p>Once you learn the process of felting , you can let your imagination </text:p>
            <text:p>be your guide and move on to other , more complex shape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ly_Concealer.txt</text:p>
          </table:table-cell>
          <table:table-cell table:style-name="ce8" office:value-type="string" calcext:value-type="string">
            <text:p>Gently dab the concealer over under-eye </text:p>
            <text:p>shadows , moles , or pimples , then blend it in .</text:p>
          </table:table-cell>
          <table:table-cell table:style-name="ce8" office:value-type="string" calcext:value-type="string">
            <text:p>Gently dab the concealer over under-eye shadows , moles , or pimple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y_Aeropostale.txt</text:p>
          </table:table-cell>
          <table:table-cell table:style-name="ce10" office:value-type="string" calcext:value-type="string">
            <text:p>The word can be pronounced quite simply by sounding </text:p>
            <text:p>out each syllable and stressing the final syllable </text:p>
            <text:p>rather than the first , which is common in English ... </text:p>
            <text:p>This is a word that follows French pronunciation .</text:p>
          </table:table-cell>
          <table:table-cell table:style-name="ce13" office:value-type="string" calcext:value-type="string">
            <text:p>The word can be pronounced quite simply by sounding out </text:p>
            <text:p>each syllable and stressing the final syllable rather than the firs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y_Belote.txt</text:p>
          </table:table-cell>
          <table:table-cell table:style-name="ce10" office:value-type="string" calcext:value-type="string">
            <text:p>A deck of 32 cards .</text:p>
          </table:table-cell>
          <table:table-cell table:style-name="ce10" office:value-type="string" calcext:value-type="string">
            <text:p>Use 32 cards from a classic deck of card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ve_Yourself_an_Inexpensive_Makeover.txt</text:p>
          </table:table-cell>
          <table:table-cell table:style-name="ce10" office:value-type="string" calcext:value-type="string">
            <text:p>Grate the apple , mix in the honey .</text:p>
          </table:table-cell>
          <table:table-cell table:style-name="ce10" office:value-type="string" calcext:value-type="string">
            <text:p>apple 1 teaspoon honey Grate the apple , mix in the honey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nd_up_for_Yourself.txt</text:p>
          </table:table-cell>
          <table:table-cell table:style-name="ce8" office:value-type="string" calcext:value-type="string">
            <text:p>Not much of this is very correct .</text:p>
          </table:table-cell>
          <table:table-cell table:style-name="ce8" office:value-type="string" calcext:value-type="string">
            <text:p>Not much of this is particularly true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reate_a_Math_Article_on_wikiHow.txt</text:p>
          </table:table-cell>
          <table:table-cell table:style-name="ce8" office:value-type="string" calcext:value-type="string">
            <text:p>If you include a variable , or a discretionary constant , state the contemplated VALUE RANGE of same , and any prohibited values , eg. 0 , - 1 , 1 , values which take a denominator to zero , or other ERROR-RESULTs not desired , etc. However , in the case that Errors are allowable and even desirable , state so plainly in the Steps and Tips as clearly as possible with a full explanation that errors evaluate to zero or blank or whatever is the case , and that such results - - like a variable returning to a central { 0 , 0 } value caused by errors - - has been PLANNED and is DESIRABLE and NOT TO BE ALARMED ABOUT .</text:p>
          </table:table-cell>
          <table:table-cell table:style-name="ce11" office:value-type="string" calcext:value-type="string">
            <text:p>If you include a variable , or a discretionary constant , state the contemplated </text:p>
            <text:p>value range of same , and any prohibited values , e.g. 0 , - 1 , 1 , values </text:p>
            <text:p>which take a denominator to zero , or other error-results not desired , etc.</text:p>
            <text:p> However , in the case that Errors are allowable and even desirable , </text:p>
            <text:p>state so plainly in the Steps and Tips as clearly as possible with a full explanation</text:p>
            <text:p> that errors evaluate to zero or blank or whatever is the case , and that such results - - </text:p>
            <text:p>like a variable returning to a central { 0 , 0 } value caused by errors - - </text:p>
            <text:p>has been planned and is desirable and not to be alarmed about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e_an_Infant_Aspirator.txt</text:p>
          </table:table-cell>
          <table:table-cell table:style-name="ce10" office:value-type="string" calcext:value-type="string">
            <text:p>Fill a small bowl with warm soapy water .</text:p>
          </table:table-cell>
          <table:table-cell table:style-name="ce10" office:value-type="string" calcext:value-type="string">
            <text:p>Fill a small bowl with warm soapy water and squeeze the aspirator bulb .</text:p>
          </table:table-cell>
          <table:table-cell table:number-columns-repeated="1021"/>
        </table:table-row>
        <table:table-row table:style-name="ro1" table:number-rows-repeated="799">
          <table:table-cell/>
          <table:table-cell table:style-name="ce12" table:number-columns-repeated="2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cond_5f_sample" style:display-name="PageStyle_second_s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5" meta:object-count="0"/>
    <meta:generator>LibreOfficeDev/6.0.5.2$Linux_X86_64 LibreOffice_project/</meta:generator>
  </office:meta>
</office:document-meta>
</file>